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05.99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g_throughput</text:p>
          </table:table-cell>
          <table:table-cell office:value-type="string" calcext:value-type="string">
            <text:p>avg_cycle_time_hrs</text:p>
          </table:table-cell>
          <table:table-cell office:value-type="string" calcext:value-type="string">
            <text:p>max_cycle_time_hrs</text:p>
          </table:table-cell>
          <table:table-cell office:value-type="string" calcext:value-type="string">
            <text:p>avg_energy_per_PCB</text:p>
          </table:table-cell>
          <table:table-cell office:value-type="string" calcext:value-type="string">
            <text:p>RFO_OFF</text:p>
          </table:table-cell>
          <table:table-cell office:value-type="string" calcext:value-type="string">
            <text:p>RFO_setup</text:p>
          </table:table-cell>
          <table:table-cell office:value-type="string" calcext:value-type="string">
            <text:p>RFO_ON_empty</text:p>
          </table:table-cell>
          <table:table-cell office:value-type="string" calcext:value-type="string">
            <text:p>RFO_ON_occupi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.3306182955981" calcext:value-type="float">
            <text:p>40.3306182956</text:p>
          </table:table-cell>
          <table:table-cell office:value-type="float" office:value="3.02586805555556" calcext:value-type="float">
            <text:p>3.0258680556</text:p>
          </table:table-cell>
          <table:table-cell office:value-type="float" office:value="4.28263888888889" calcext:value-type="float">
            <text:p>4.2826388889</text:p>
          </table:table-cell>
          <table:table-cell office:value-type="float" office:value="910.052421875" calcext:value-type="float">
            <text:p>910.052421875</text:p>
          </table:table-cell>
          <table:table-cell office:value-type="float" office:value="71.8826753606223" calcext:value-type="float">
            <text:p>71.8826753606</text:p>
          </table:table-cell>
          <table:table-cell office:value-type="float" office:value="22.1663047224152" calcext:value-type="float">
            <text:p>22.1663047224</text:p>
          </table:table-cell>
          <table:table-cell office:value-type="float" office:value="0" calcext:value-type="float">
            <text:p>0</text:p>
          </table:table-cell>
          <table:table-cell office:value-type="float" office:value="5.95101991696251" calcext:value-type="float">
            <text:p>5.951019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0.4057675550367" calcext:value-type="float">
            <text:p>40.405767555</text:p>
          </table:table-cell>
          <table:table-cell office:value-type="float" office:value="2.97864583333333" calcext:value-type="float">
            <text:p>2.9786458333</text:p>
          </table:table-cell>
          <table:table-cell office:value-type="float" office:value="4.23541666666667" calcext:value-type="float">
            <text:p>4.2354166667</text:p>
          </table:table-cell>
          <table:table-cell office:value-type="float" office:value="909.999296875" calcext:value-type="float">
            <text:p>909.999296875</text:p>
          </table:table-cell>
          <table:table-cell office:value-type="float" office:value="71.830283500211" calcext:value-type="float">
            <text:p>71.8302835002</text:p>
          </table:table-cell>
          <table:table-cell office:value-type="float" office:value="22.2076078676378" calcext:value-type="float">
            <text:p>22.2076078676</text:p>
          </table:table-cell>
          <table:table-cell office:value-type="float" office:value="0" calcext:value-type="float">
            <text:p>0</text:p>
          </table:table-cell>
          <table:table-cell office:value-type="float" office:value="5.96210863215122" calcext:value-type="float">
            <text:p>5.96210863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0.4811973930566" calcext:value-type="float">
            <text:p>40.4811973931</text:p>
          </table:table-cell>
          <table:table-cell office:value-type="float" office:value="2.93232638888889" calcext:value-type="float">
            <text:p>2.9323263889</text:p>
          </table:table-cell>
          <table:table-cell office:value-type="float" office:value="4.18680555555556" calcext:value-type="float">
            <text:p>4.1868055556</text:p>
          </table:table-cell>
          <table:table-cell office:value-type="float" office:value="909.9780859375" calcext:value-type="float">
            <text:p>909.9780859375</text:p>
          </table:table-cell>
          <table:table-cell office:value-type="float" office:value="71.7765979058799" calcext:value-type="float">
            <text:p>71.7765979059</text:p>
          </table:table-cell>
          <table:table-cell office:value-type="float" office:value="22.2501633457604" calcext:value-type="float">
            <text:p>22.2501633458</text:p>
          </table:table-cell>
          <table:table-cell office:value-type="float" office:value="0" calcext:value-type="float">
            <text:p>0</text:p>
          </table:table-cell>
          <table:table-cell office:value-type="float" office:value="5.97323874835968" calcext:value-type="float">
            <text:p>5.9732387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0.5569093839561" calcext:value-type="float">
            <text:p>40.556909384</text:p>
          </table:table-cell>
          <table:table-cell office:value-type="float" office:value="2.88204861111111" calcext:value-type="float">
            <text:p>2.8820486111</text:p>
          </table:table-cell>
          <table:table-cell office:value-type="float" office:value="4.14430555555556" calcext:value-type="float">
            <text:p>4.1443055556</text:p>
          </table:table-cell>
          <table:table-cell office:value-type="float" office:value="909.82921875" calcext:value-type="float">
            <text:p>909.82921875</text:p>
          </table:table-cell>
          <table:table-cell office:value-type="float" office:value="71.7271122015084" calcext:value-type="float">
            <text:p>71.7271122015</text:p>
          </table:table-cell>
          <table:table-cell office:value-type="float" office:value="22.2884773006067" calcext:value-type="float">
            <text:p>22.2884773006</text:p>
          </table:table-cell>
          <table:table-cell office:value-type="float" office:value="0" calcext:value-type="float">
            <text:p>0</text:p>
          </table:table-cell>
          <table:table-cell office:value-type="float" office:value="5.98441049788491" calcext:value-type="float">
            <text:p>5.9844104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0.6329051138336" calcext:value-type="float">
            <text:p>40.6329051138</text:p>
          </table:table-cell>
          <table:table-cell office:value-type="float" office:value="2.83482638888889" calcext:value-type="float">
            <text:p>2.8348263889</text:p>
          </table:table-cell>
          <table:table-cell office:value-type="float" office:value="4.09708333333333" calcext:value-type="float">
            <text:p>4.0970833333</text:p>
          </table:table-cell>
          <table:table-cell office:value-type="float" office:value="909.77609375" calcext:value-type="float">
            <text:p>909.77609375</text:p>
          </table:table-cell>
          <table:table-cell office:value-type="float" office:value="71.6741343297566" calcext:value-type="float">
            <text:p>71.6741343298</text:p>
          </table:table-cell>
          <table:table-cell office:value-type="float" office:value="22.3302415554784" calcext:value-type="float">
            <text:p>22.3302415555</text:p>
          </table:table-cell>
          <table:table-cell office:value-type="float" office:value="0" calcext:value-type="float">
            <text:p>0</text:p>
          </table:table-cell>
          <table:table-cell office:value-type="float" office:value="5.99562411476503" calcext:value-type="float">
            <text:p>5.9956241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40.7091861806978" calcext:value-type="float">
            <text:p>40.7091861807</text:p>
          </table:table-cell>
          <table:table-cell office:value-type="float" office:value="2.78847222222222" calcext:value-type="float">
            <text:p>2.7884722222</text:p>
          </table:table-cell>
          <table:table-cell office:value-type="float" office:value="4.04986111111111" calcext:value-type="float">
            <text:p>4.0498611111</text:p>
          </table:table-cell>
          <table:table-cell office:value-type="float" office:value="909.72296875" calcext:value-type="float">
            <text:p>909.72296875</text:p>
          </table:table-cell>
          <table:table-cell office:value-type="float" office:value="71.6209575449039" calcext:value-type="float">
            <text:p>71.6209575449</text:p>
          </table:table-cell>
          <table:table-cell office:value-type="float" office:value="22.3721626203005" calcext:value-type="float">
            <text:p>22.3721626203</text:p>
          </table:table-cell>
          <table:table-cell office:value-type="float" office:value="0" calcext:value-type="float">
            <text:p>0</text:p>
          </table:table-cell>
          <table:table-cell office:value-type="float" office:value="6.00687983479562" calcext:value-type="float">
            <text:p>6.00687983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0.7857541945798" calcext:value-type="float">
            <text:p>40.7857541946</text:p>
          </table:table-cell>
          <table:table-cell office:value-type="float" office:value="2.73829861111111" calcext:value-type="float">
            <text:p>2.7382986111</text:p>
          </table:table-cell>
          <table:table-cell office:value-type="float" office:value="4.00263888888889" calcext:value-type="float">
            <text:p>4.0026388889</text:p>
          </table:table-cell>
          <table:table-cell office:value-type="float" office:value="909.66984375" calcext:value-type="float">
            <text:p>909.66984375</text:p>
          </table:table-cell>
          <table:table-cell office:value-type="float" office:value="71.5675807245711" calcext:value-type="float">
            <text:p>71.5675807246</text:p>
          </table:table-cell>
          <table:table-cell office:value-type="float" office:value="22.4142413798826" calcext:value-type="float">
            <text:p>22.4142413799</text:p>
          </table:table-cell>
          <table:table-cell office:value-type="float" office:value="0" calcext:value-type="float">
            <text:p>0</text:p>
          </table:table-cell>
          <table:table-cell office:value-type="float" office:value="6.01817789554625" calcext:value-type="float">
            <text:p>6.01817789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40.8626107776466" calcext:value-type="float">
            <text:p>40.8626107776</text:p>
          </table:table-cell>
          <table:table-cell office:value-type="float" office:value="2.69107638888889" calcext:value-type="float">
            <text:p>2.6910763889</text:p>
          </table:table-cell>
          <table:table-cell office:value-type="float" office:value="3.95541666666667" calcext:value-type="float">
            <text:p>3.9554166667</text:p>
          </table:table-cell>
          <table:table-cell office:value-type="float" office:value="909.61671875" calcext:value-type="float">
            <text:p>909.61671875</text:p>
          </table:table-cell>
          <table:table-cell office:value-type="float" office:value="71.5140027379191" calcext:value-type="float">
            <text:p>71.5140027379</text:p>
          </table:table-cell>
          <table:table-cell office:value-type="float" office:value="22.4564787257037" calcext:value-type="float">
            <text:p>22.4564787257</text:p>
          </table:table-cell>
          <table:table-cell office:value-type="float" office:value="0" calcext:value-type="float">
            <text:p>0</text:p>
          </table:table-cell>
          <table:table-cell office:value-type="float" office:value="6.02951853637719" calcext:value-type="float">
            <text:p>6.0295185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0.9397575643154" calcext:value-type="float">
            <text:p>40.9397575643</text:p>
          </table:table-cell>
          <table:table-cell office:value-type="float" office:value="2.64472222222222" calcext:value-type="float">
            <text:p>2.6447222222</text:p>
          </table:table-cell>
          <table:table-cell office:value-type="float" office:value="3.90819444444444" calcext:value-type="float">
            <text:p>3.9081944444</text:p>
          </table:table-cell>
          <table:table-cell office:value-type="float" office:value="909.56359375" calcext:value-type="float">
            <text:p>909.56359375</text:p>
          </table:table-cell>
          <table:table-cell office:value-type="float" office:value="71.4602224455686" calcext:value-type="float">
            <text:p>71.4602224456</text:p>
          </table:table-cell>
          <table:table-cell office:value-type="float" office:value="22.4988755559751" calcext:value-type="float">
            <text:p>22.498875556</text:p>
          </table:table-cell>
          <table:table-cell office:value-type="float" office:value="0" calcext:value-type="float">
            <text:p>0</text:p>
          </table:table-cell>
          <table:table-cell office:value-type="float" office:value="6.04090199845632" calcext:value-type="float">
            <text:p>6.04090199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1.0181089877326" calcext:value-type="float">
            <text:p>41.0181089877</text:p>
          </table:table-cell>
          <table:table-cell office:value-type="float" office:value="2.59454861111112" calcext:value-type="float">
            <text:p>2.5945486111</text:p>
          </table:table-cell>
          <table:table-cell office:value-type="float" office:value="3.86097222222222" calcext:value-type="float">
            <text:p>3.8609722222</text:p>
          </table:table-cell>
          <table:table-cell office:value-type="float" office:value="909.50984375" calcext:value-type="float">
            <text:p>909.50984375</text:p>
          </table:table-cell>
          <table:table-cell office:value-type="float" office:value="71.4056023811511" calcext:value-type="float">
            <text:p>71.4056023812</text:p>
          </table:table-cell>
          <table:table-cell office:value-type="float" office:value="22.5419344070767" calcext:value-type="float">
            <text:p>22.5419344071</text:p>
          </table:table-cell>
          <table:table-cell office:value-type="float" office:value="0" calcext:value-type="float">
            <text:p>0</text:p>
          </table:table-cell>
          <table:table-cell office:value-type="float" office:value="6.05246321177223" calcext:value-type="float">
            <text:p>6.05246321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41.0958445974192" calcext:value-type="float">
            <text:p>41.0958445974</text:p>
          </table:table-cell>
          <table:table-cell office:value-type="float" office:value="2.54732638888889" calcext:value-type="float">
            <text:p>2.5473263889</text:p>
          </table:table-cell>
          <table:table-cell office:value-type="float" office:value="3.81375" calcext:value-type="float">
            <text:p>3.81375</text:p>
          </table:table-cell>
          <table:table-cell office:value-type="float" office:value="909.45671875" calcext:value-type="float">
            <text:p>909.45671875</text:p>
          </table:table-cell>
          <table:table-cell office:value-type="float" office:value="71.3514116106017" calcext:value-type="float">
            <text:p>71.3514116106</text:p>
          </table:table-cell>
          <table:table-cell office:value-type="float" office:value="22.5846548312477" calcext:value-type="float">
            <text:p>22.5846548312</text:p>
          </table:table-cell>
          <table:table-cell office:value-type="float" office:value="0" calcext:value-type="float">
            <text:p>0</text:p>
          </table:table-cell>
          <table:table-cell office:value-type="float" office:value="6.06393355815055" calcext:value-type="float">
            <text:p>6.06393355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1.1605433138123" calcext:value-type="float">
            <text:p>41.1605433138</text:p>
          </table:table-cell>
          <table:table-cell office:value-type="float" office:value="2.50111111111112" calcext:value-type="float">
            <text:p>2.5011111111</text:p>
          </table:table-cell>
          <table:table-cell office:value-type="float" office:value="3.76652777777778" calcext:value-type="float">
            <text:p>3.7665277778</text:p>
          </table:table-cell>
          <table:table-cell office:value-type="float" office:value="909.5403125" calcext:value-type="float">
            <text:p>909.5403125</text:p>
          </table:table-cell>
          <table:table-cell office:value-type="float" office:value="71.3018428677501" calcext:value-type="float">
            <text:p>71.3018428678</text:p>
          </table:table-cell>
          <table:table-cell office:value-type="float" office:value="22.6246768979975" calcext:value-type="float">
            <text:p>22.624676898</text:p>
          </table:table-cell>
          <table:table-cell office:value-type="float" office:value="0" calcext:value-type="float">
            <text:p>0</text:p>
          </table:table-cell>
          <table:table-cell office:value-type="float" office:value="6.07348023425244" calcext:value-type="float">
            <text:p>6.07348023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41.2845423747795" calcext:value-type="float">
            <text:p>41.2845423748</text:p>
          </table:table-cell>
          <table:table-cell office:value-type="float" office:value="2.45045138888889" calcext:value-type="float">
            <text:p>2.4504513889</text:p>
          </table:table-cell>
          <table:table-cell office:value-type="float" office:value="3.71930555555556" calcext:value-type="float">
            <text:p>3.7193055556</text:p>
          </table:table-cell>
          <table:table-cell office:value-type="float" office:value="909.009453125" calcext:value-type="float">
            <text:p>909.009453125</text:p>
          </table:table-cell>
          <table:table-cell office:value-type="float" office:value="71.2310664389506" calcext:value-type="float">
            <text:p>71.231066439</text:p>
          </table:table-cell>
          <table:table-cell office:value-type="float" office:value="22.6771565361033" calcext:value-type="float">
            <text:p>22.6771565361</text:p>
          </table:table-cell>
          <table:table-cell office:value-type="float" office:value="0" calcext:value-type="float">
            <text:p>0</text:p>
          </table:table-cell>
          <table:table-cell office:value-type="float" office:value="6.0917770249461" calcext:value-type="float">
            <text:p>6.09177702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41.3632920979551" calcext:value-type="float">
            <text:p>41.363292098</text:p>
          </table:table-cell>
          <table:table-cell office:value-type="float" office:value="2.40677083333334" calcext:value-type="float">
            <text:p>2.4067708333</text:p>
          </table:table-cell>
          <table:table-cell office:value-type="float" office:value="3.66791666666667" calcext:value-type="float">
            <text:p>3.6679166667</text:p>
          </table:table-cell>
          <table:table-cell office:value-type="float" office:value="910.7457421875" calcext:value-type="float">
            <text:p>910.7457421875</text:p>
          </table:table-cell>
          <table:table-cell office:value-type="float" office:value="71.089792140032" calcext:value-type="float">
            <text:p>71.08979214</text:p>
          </table:table-cell>
          <table:table-cell office:value-type="float" office:value="22.7002159948386" calcext:value-type="float">
            <text:p>22.7002159948</text:p>
          </table:table-cell>
          <table:table-cell office:value-type="float" office:value="0.106594855395663" calcext:value-type="float">
            <text:p>0.1065948554</text:p>
          </table:table-cell>
          <table:table-cell office:value-type="float" office:value="6.10339700973379" calcext:value-type="float">
            <text:p>6.10339700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41.420922824542" calcext:value-type="float">
            <text:p>41.4209228245</text:p>
          </table:table-cell>
          <table:table-cell office:value-type="float" office:value="2.36597222222222" calcext:value-type="float">
            <text:p>2.3659722222</text:p>
          </table:table-cell>
          <table:table-cell office:value-type="float" office:value="3.61291666666667" calcext:value-type="float">
            <text:p>3.6129166667</text:p>
          </table:table-cell>
          <table:table-cell office:value-type="float" office:value="917.2847265625" calcext:value-type="float">
            <text:p>917.2847265625</text:p>
          </table:table-cell>
          <table:table-cell office:value-type="float" office:value="70.7461361708343" calcext:value-type="float">
            <text:p>70.7461361708</text:p>
          </table:table-cell>
          <table:table-cell office:value-type="float" office:value="22.7093715062613" calcext:value-type="float">
            <text:p>22.7093715063</text:p>
          </table:table-cell>
          <table:table-cell office:value-type="float" office:value="0.432591560531919" calcext:value-type="float">
            <text:p>0.4325915605</text:p>
          </table:table-cell>
          <table:table-cell office:value-type="float" office:value="6.1119007623724" calcext:value-type="float">
            <text:p>6.1119007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41.420922824542" calcext:value-type="float">
            <text:p>41.4209228245</text:p>
          </table:table-cell>
          <table:table-cell office:value-type="float" office:value="2.35809027777778" calcext:value-type="float">
            <text:p>2.3580902778</text:p>
          </table:table-cell>
          <table:table-cell office:value-type="float" office:value="3.60791666666667" calcext:value-type="float">
            <text:p>3.6079166667</text:p>
          </table:table-cell>
          <table:table-cell office:value-type="float" office:value="944.337890625" calcext:value-type="float">
            <text:p>944.337890625</text:p>
          </table:table-cell>
          <table:table-cell office:value-type="float" office:value="69.4730810069833" calcext:value-type="float">
            <text:p>69.473081007</text:p>
          </table:table-cell>
          <table:table-cell office:value-type="float" office:value="22.5273459665051" calcext:value-type="float">
            <text:p>22.5273459665</text:p>
          </table:table-cell>
          <table:table-cell office:value-type="float" office:value="1.88767226413928" calcext:value-type="float">
            <text:p>1.8876722641</text:p>
          </table:table-cell>
          <table:table-cell office:value-type="float" office:value="6.1119007623724" calcext:value-type="float">
            <text:p>6.11190076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1.420922824542" calcext:value-type="float">
            <text:p>41.4209228245</text:p>
          </table:table-cell>
          <table:table-cell office:value-type="float" office:value="2.35229166666667" calcext:value-type="float">
            <text:p>2.3522916667</text:p>
          </table:table-cell>
          <table:table-cell office:value-type="float" office:value="3.60791666666667" calcext:value-type="float">
            <text:p>3.6079166667</text:p>
          </table:table-cell>
          <table:table-cell office:value-type="float" office:value="972.191640625" calcext:value-type="float">
            <text:p>972.191640625</text:p>
          </table:table-cell>
          <table:table-cell office:value-type="float" office:value="68.1606993376293" calcext:value-type="float">
            <text:p>68.1606993376</text:p>
          </table:table-cell>
          <table:table-cell office:value-type="float" office:value="22.3340842823194" calcext:value-type="float">
            <text:p>22.3340842823</text:p>
          </table:table-cell>
          <table:table-cell office:value-type="float" office:value="3.39331561767895" calcext:value-type="float">
            <text:p>3.3933156177</text:p>
          </table:table-cell>
          <table:table-cell office:value-type="float" office:value="6.1119007623724" calcext:value-type="float">
            <text:p>6.11190076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41.420922824542" calcext:value-type="float">
            <text:p>41.4209228245</text:p>
          </table:table-cell>
          <table:table-cell office:value-type="float" office:value="2.34635416666666" calcext:value-type="float">
            <text:p>2.3463541667</text:p>
          </table:table-cell>
          <table:table-cell office:value-type="float" office:value="3.60791666666667" calcext:value-type="float">
            <text:p>3.6079166667</text:p>
          </table:table-cell>
          <table:table-cell office:value-type="float" office:value="1002.51421875" calcext:value-type="float">
            <text:p>1002.51421875</text:p>
          </table:table-cell>
          <table:table-cell office:value-type="float" office:value="66.7292145373237" calcext:value-type="float">
            <text:p>66.7292145373</text:p>
          </table:table-cell>
          <table:table-cell office:value-type="float" office:value="22.1138558515031" calcext:value-type="float">
            <text:p>22.1138558515</text:p>
          </table:table-cell>
          <table:table-cell office:value-type="float" office:value="5.04502884880082" calcext:value-type="float">
            <text:p>5.0450288488</text:p>
          </table:table-cell>
          <table:table-cell office:value-type="float" office:value="6.1119007623724" calcext:value-type="float">
            <text:p>6.11190076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41.420922824542" calcext:value-type="float">
            <text:p>41.4209228245</text:p>
          </table:table-cell>
          <table:table-cell office:value-type="float" office:value="2.34045138888889" calcext:value-type="float">
            <text:p>2.3404513889</text:p>
          </table:table-cell>
          <table:table-cell office:value-type="float" office:value="3.60791666666667" calcext:value-type="float">
            <text:p>3.6079166667</text:p>
          </table:table-cell>
          <table:table-cell office:value-type="float" office:value="1030.859140625" calcext:value-type="float">
            <text:p>1030.859140625</text:p>
          </table:table-cell>
          <table:table-cell office:value-type="float" office:value="65.392113350225" calcext:value-type="float">
            <text:p>65.3921133502</text:p>
          </table:table-cell>
          <table:table-cell office:value-type="float" office:value="21.9116052517739" calcext:value-type="float">
            <text:p>21.9116052518</text:p>
          </table:table-cell>
          <table:table-cell office:value-type="float" office:value="6.58438063562869" calcext:value-type="float">
            <text:p>6.5843806356</text:p>
          </table:table-cell>
          <table:table-cell office:value-type="float" office:value="6.1119007623724" calcext:value-type="float">
            <text:p>6.11190076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41.4218536684027" calcext:value-type="float">
            <text:p>41.4218536684</text:p>
          </table:table-cell>
          <table:table-cell office:value-type="float" office:value="2.33416666666666" calcext:value-type="float">
            <text:p>2.3341666667</text:p>
          </table:table-cell>
          <table:table-cell office:value-type="float" office:value="3.60791666666667" calcext:value-type="float">
            <text:p>3.6079166667</text:p>
          </table:table-cell>
          <table:table-cell office:value-type="float" office:value="1058.26546875" calcext:value-type="float">
            <text:p>1058.26546875</text:p>
          </table:table-cell>
          <table:table-cell office:value-type="float" office:value="64.0946554077969" calcext:value-type="float">
            <text:p>64.0946554078</text:p>
          </table:table-cell>
          <table:table-cell office:value-type="float" office:value="21.7031006837348" calcext:value-type="float">
            <text:p>21.7031006837</text:p>
          </table:table-cell>
          <table:table-cell office:value-type="float" office:value="8.0902057946099" calcext:value-type="float">
            <text:p>8.0902057946</text:p>
          </table:table-cell>
          <table:table-cell office:value-type="float" office:value="6.11203811385841" calcext:value-type="float">
            <text:p>6.11203811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41.4223191060222" calcext:value-type="float">
            <text:p>41.422319106</text:p>
          </table:table-cell>
          <table:table-cell office:value-type="float" office:value="2.32815972222222" calcext:value-type="float">
            <text:p>2.3281597222</text:p>
          </table:table-cell>
          <table:table-cell office:value-type="float" office:value="3.60791666666667" calcext:value-type="float">
            <text:p>3.6079166667</text:p>
          </table:table-cell>
          <table:table-cell office:value-type="float" office:value="1088.45359375" calcext:value-type="float">
            <text:p>1088.45359375</text:p>
          </table:table-cell>
          <table:table-cell office:value-type="float" office:value="62.6649662061565" calcext:value-type="float">
            <text:p>62.6649662062</text:p>
          </table:table-cell>
          <table:table-cell office:value-type="float" office:value="21.4696248686731" calcext:value-type="float">
            <text:p>21.4696248687</text:p>
          </table:table-cell>
          <table:table-cell office:value-type="float" office:value="9.75330213325393" calcext:value-type="float">
            <text:p>9.7533021333</text:p>
          </table:table-cell>
          <table:table-cell office:value-type="float" office:value="6.11210679191645" calcext:value-type="float">
            <text:p>6.11210679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41.4218536684027" calcext:value-type="float">
            <text:p>41.4218536684</text:p>
          </table:table-cell>
          <table:table-cell office:value-type="float" office:value="2.32347222222222" calcext:value-type="float">
            <text:p>2.3234722222</text:p>
          </table:table-cell>
          <table:table-cell office:value-type="float" office:value="3.60763888888889" calcext:value-type="float">
            <text:p>3.6076388889</text:p>
          </table:table-cell>
          <table:table-cell office:value-type="float" office:value="1117.4939453125" calcext:value-type="float">
            <text:p>1117.4939453125</text:p>
          </table:table-cell>
          <table:table-cell office:value-type="float" office:value="61.2889270926385" calcext:value-type="float">
            <text:p>61.2889270926</text:p>
          </table:table-cell>
          <table:table-cell office:value-type="float" office:value="21.2390374902384" calcext:value-type="float">
            <text:p>21.2390374902</text:p>
          </table:table-cell>
          <table:table-cell office:value-type="float" office:value="11.3599973032647" calcext:value-type="float">
            <text:p>11.3599973033</text:p>
          </table:table-cell>
          <table:table-cell office:value-type="float" office:value="6.11203811385841" calcext:value-type="float">
            <text:p>6.11203811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41.420922824542" calcext:value-type="float">
            <text:p>41.4209228245</text:p>
          </table:table-cell>
          <table:table-cell office:value-type="float" office:value="2.32375" calcext:value-type="float">
            <text:p>2.32375</text:p>
          </table:table-cell>
          <table:table-cell office:value-type="float" office:value="3.60791666666667" calcext:value-type="float">
            <text:p>3.6079166667</text:p>
          </table:table-cell>
          <table:table-cell office:value-type="float" office:value="1149.2809375" calcext:value-type="float">
            <text:p>1149.2809375</text:p>
          </table:table-cell>
          <table:table-cell office:value-type="float" office:value="59.7807828221824" calcext:value-type="float">
            <text:p>59.7807828222</text:p>
          </table:table-cell>
          <table:table-cell office:value-type="float" office:value="20.9778816496907" calcext:value-type="float">
            <text:p>20.9778816497</text:p>
          </table:table-cell>
          <table:table-cell office:value-type="float" office:value="13.1294347657545" calcext:value-type="float">
            <text:p>13.1294347658</text:p>
          </table:table-cell>
          <table:table-cell office:value-type="float" office:value="6.1119007623724" calcext:value-type="float">
            <text:p>6.11190076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41.420922824542" calcext:value-type="float">
            <text:p>41.4209228245</text:p>
          </table:table-cell>
          <table:table-cell office:value-type="float" office:value="2.32368055555556" calcext:value-type="float">
            <text:p>2.3236805556</text:p>
          </table:table-cell>
          <table:table-cell office:value-type="float" office:value="3.60791666666667" calcext:value-type="float">
            <text:p>3.6079166667</text:p>
          </table:table-cell>
          <table:table-cell office:value-type="float" office:value="1183.3446484375" calcext:value-type="float">
            <text:p>1183.3446484375</text:p>
          </table:table-cell>
          <table:table-cell office:value-type="float" office:value="58.1594071810199" calcext:value-type="float">
            <text:p>58.159407181</text:p>
          </table:table-cell>
          <table:table-cell office:value-type="float" office:value="20.6834946656404" calcext:value-type="float">
            <text:p>20.6834946656</text:p>
          </table:table-cell>
          <table:table-cell office:value-type="float" office:value="15.0451973909673" calcext:value-type="float">
            <text:p>15.045197391</text:p>
          </table:table-cell>
          <table:table-cell office:value-type="float" office:value="6.1119007623724" calcext:value-type="float">
            <text:p>6.11190076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41.420922824542" calcext:value-type="float">
            <text:p>41.4209228245</text:p>
          </table:table-cell>
          <table:table-cell office:value-type="float" office:value="2.32368055555556" calcext:value-type="float">
            <text:p>2.3236805556</text:p>
          </table:table-cell>
          <table:table-cell office:value-type="float" office:value="3.60791666666667" calcext:value-type="float">
            <text:p>3.6079166667</text:p>
          </table:table-cell>
          <table:table-cell office:value-type="float" office:value="1215.4626171875" calcext:value-type="float">
            <text:p>1215.4626171875</text:p>
          </table:table-cell>
          <table:table-cell office:value-type="float" office:value="56.6312915386214" calcext:value-type="float">
            <text:p>56.6312915386</text:p>
          </table:table-cell>
          <table:table-cell office:value-type="float" office:value="20.4082091271201" calcext:value-type="float">
            <text:p>20.4082091271</text:p>
          </table:table-cell>
          <table:table-cell office:value-type="float" office:value="16.848598571886" calcext:value-type="float">
            <text:p>16.8485985719</text:p>
          </table:table-cell>
          <table:table-cell office:value-type="float" office:value="6.1119007623724" calcext:value-type="float">
            <text:p>6.1119007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41.4213882412427" calcext:value-type="float">
            <text:p>41.4213882412</text:p>
          </table:table-cell>
          <table:table-cell office:value-type="float" office:value="2.32343749999999" calcext:value-type="float">
            <text:p>2.3234375</text:p>
          </table:table-cell>
          <table:table-cell office:value-type="float" office:value="3.60763888888889" calcext:value-type="float">
            <text:p>3.6076388889</text:p>
          </table:table-cell>
          <table:table-cell office:value-type="float" office:value="1247.356875" calcext:value-type="float">
            <text:p>1247.356875</text:p>
          </table:table-cell>
          <table:table-cell office:value-type="float" office:value="55.1105368128318" calcext:value-type="float">
            <text:p>55.1105368128</text:p>
          </table:table-cell>
          <table:table-cell office:value-type="float" office:value="20.1252844181016" calcext:value-type="float">
            <text:p>20.1252844181</text:p>
          </table:table-cell>
          <table:table-cell office:value-type="float" office:value="18.6522093317228" calcext:value-type="float">
            <text:p>18.6522093317</text:p>
          </table:table-cell>
          <table:table-cell office:value-type="float" office:value="6.11196943734375" calcext:value-type="float">
            <text:p>6.1119694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5:11:59.143972778</dc:date>
    <meta:editing-duration>PT31S</meta:editing-duration>
    <meta:editing-cycles>1</meta:editing-cycles>
    <meta:document-statistic meta:table-count="1" meta:cell-count="270" meta:object-count="0"/>
    <meta:generator>LibreOffice/5.1.6.2$Linux_X86_64 LibreOffice_project/10m0$Build-2</meta:generator>
  </office:meta>
</office:document-meta>
</file>